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19eb27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a0bbc" officeooo:paragraph-rsid="001bf31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648f3" officeooo:paragraph-rsid="0051b8a3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01487" officeooo:paragraph-rsid="00401487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98581" officeooo:paragraph-rsid="0051b8a3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e03f2" officeooo:paragraph-rsid="003e03f2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94a20" officeooo:paragraph-rsid="00594a20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a972b" officeooo:paragraph-rsid="005a972b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94a20" officeooo:paragraph-rsid="00594a20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a972b" officeooo:paragraph-rsid="005ad679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a972b" officeooo:paragraph-rsid="005a972b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a972b" officeooo:paragraph-rsid="005ad679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0e27b" officeooo:paragraph-rsid="0051b8a3" style:font-size-asian="12pt" style:font-weight-asian="bold" style:font-size-complex="12pt" style:font-weight-complex="bold"/>
    </style:style>
    <style:style style:name="P16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83928" officeooo:paragraph-rsid="0051b8a3" style:font-size-asian="12pt" style:font-weight-asian="normal" style:font-size-complex="12pt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83928" officeooo:paragraph-rsid="00594a20" style:font-size-asian="12pt" style:font-weight-asian="normal" style:font-size-complex="12pt" style:font-weight-complex="normal"/>
    </style:style>
    <style:style style:name="P18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83928" officeooo:paragraph-rsid="00583928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a972b" officeooo:paragraph-rsid="005a972b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94a20" officeooo:paragraph-rsid="00594a20" style:font-size-asian="12pt" style:font-weight-asian="normal" style:font-size-complex="12pt" style:font-weight-complex="normal"/>
    </style:style>
    <style:style style:name="P21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94a20" officeooo:paragraph-rsid="00594a20" style:font-size-asian="12pt" style:font-weight-asian="normal" style:font-size-complex="12pt" style:font-weight-complex="normal"/>
    </style:style>
    <style:style style:name="P22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94a20" officeooo:paragraph-rsid="00594a20" style:font-size-asian="12pt" style:font-weight-asian="normal" style:font-size-complex="12pt" style:font-weight-complex="normal"/>
    </style:style>
    <style:style style:name="P23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94a20" officeooo:paragraph-rsid="005a972b" style:font-size-asian="12pt" style:font-weight-asian="normal" style:font-size-complex="12pt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officeooo:paragraph-rsid="005ca8a0"/>
    </style:style>
    <style:style style:name="P25" style:family="paragraph" style:parent-style-name="Standard" style:list-style-name="L6">
      <style:paragraph-properties fo:text-align="start" style:justify-single-word="false"/>
      <style:text-properties officeooo:paragraph-rsid="005a972b"/>
    </style:style>
    <style:style style:name="P26" style:family="paragraph" style:parent-style-name="Standard" style:list-style-name="L7">
      <style:paragraph-properties fo:text-align="start" style:justify-single-word="false"/>
      <style:text-properties officeooo:paragraph-rsid="005ad679"/>
    </style:style>
    <style:style style:name="P27" style:family="paragraph" style:parent-style-name="Standard" style:list-style-name="L8">
      <style:paragraph-properties fo:text-align="start" style:justify-single-word="false"/>
      <style:text-properties officeooo:paragraph-rsid="00594a20"/>
    </style:style>
    <style:style style:name="P28" style:family="paragraph" style:parent-style-name="Standard" style:list-style-name="L8">
      <style:paragraph-properties fo:text-align="start" style:justify-single-word="false"/>
      <style:text-properties officeooo:paragraph-rsid="005a972b"/>
    </style:style>
    <style:style style:name="P29" style:family="paragraph" style:parent-style-name="Standard" style:list-style-name="L10">
      <style:paragraph-properties fo:text-align="start" style:justify-single-word="false"/>
      <style:text-properties officeooo:paragraph-rsid="00594a20"/>
    </style:style>
    <style:style style:name="P30" style:family="paragraph" style:parent-style-name="Standard" style:list-style-name="L11">
      <style:paragraph-properties fo:text-align="start" style:justify-single-word="false"/>
      <style:text-properties officeooo:paragraph-rsid="005ad679"/>
    </style:style>
    <style:style style:name="P31" style:family="paragraph" style:parent-style-name="Standard" style:list-style-name="L8">
      <style:paragraph-properties fo:text-align="start" style:justify-single-word="false"/>
      <style:text-properties officeooo:rsid="00594a20" officeooo:paragraph-rsid="00594a20"/>
    </style:style>
    <style:style style:name="P32" style:family="paragraph" style:parent-style-name="Standard" style:list-style-name="L8">
      <style:paragraph-properties fo:text-align="start" style:justify-single-word="false"/>
      <style:text-properties officeooo:rsid="00594a20" officeooo:paragraph-rsid="005a972b"/>
    </style:style>
    <style:style style:name="P33" style:family="paragraph" style:parent-style-name="Standard" style:list-style-name="L9">
      <style:paragraph-properties fo:text-align="start" style:justify-single-word="false"/>
      <style:text-properties officeooo:rsid="00594a20" officeooo:paragraph-rsid="00594a20"/>
    </style:style>
    <style:style style:name="T1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3395b7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357620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3f508a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4e2607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512458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5a972b" style:font-size-asian="12pt" style:font-weight-asian="bold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5a972b" style:font-weight-asian="bold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" fo:font-size="12pt" fo:font-weight="normal" officeooo:rsid="00594a20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" fo:font-size="12pt" fo:font-weight="normal" officeooo:rsid="005a972b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" fo:font-size="12pt" fo:font-weight="normal" officeooo:rsid="005ad679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" fo:font-size="12pt" fo:font-weight="normal" officeooo:rsid="005ca8a0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" fo:font-size="12pt" fo:font-weight="normal" officeooo:rsid="005ddfc7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" fo:font-size="12pt" fo:font-weight="normal" officeooo:rsid="005ecd4e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style:font-name="DejaVu Sans Condensed" fo:font-size="12pt" fo:font-weight="normal" officeooo:rsid="005f3b30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5a972b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594a20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style="normal" fo:font-weight="normal" officeooo:rsid="005a972b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text-line-through-style="none" style:text-line-through-type="none" style:font-name="DejaVu Sans Condensed" fo:font-size="12pt" fo:font-style="normal" fo:font-weight="normal" officeooo:rsid="005ad679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officeooo:rsid="00594a20"/>
    </style:style>
    <style:style style:name="T26" style:family="text">
      <style:text-properties officeooo:rsid="005a972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5</text:span><text:span text:style-name="T8">0</text:span><text:span text:style-name="T5">1</text:span><text:span text:style-name="T3"> - </text:span><text:span text:style-name="T1">A/G </text:span><text:span text:style-name="T2">- </text:span><text:span text:style-name="T6">Guns, </text:span><text:span text:style-name="T4">Rockets</text:span><text:span text:style-name="T9">, Bombs</text:span></text:p>
      <text:p text:style-name="P2"/>
      <text:p text:style-name="P6">Fence In</text:p>
      <text:list text:style-name="L1">
        <text:list-item>
          <text:p text:style-name="P15">Master Arm ... ON (B2 button to toggle)</text:p>
        </text:list-item>
      </text:list>
      <text:p text:style-name="P3"/>
      <text:p text:style-name="P4">Mixing weapons</text:p>
      <text:list text:style-name="L2">
        <text:list-item>
          <text:p text:style-name="P16">In reality, mixed bomb/rocket loadouts were not authorized, but they can be used in the game.</text:p>
        </text:list-item>
      </text:list>
      <text:p text:style-name="P10"/>
      <text:p text:style-name="P9">Special notes</text:p>
      <text:list text:style-name="L3">
        <text:list-item>
          <text:p text:style-name="P24"><text:span text:style-name="T14">Mirage F1CE does not have a radar altimeter. <text:s/>For ground reference, set baro altimeter to QFE for the target area. <text:s/></text:span><text:span text:style-name="T16">Keep y</text:span><text:span text:style-name="T15">our standby baro altimeter set to QNH for reference.</text:span><text:span text:style-name="T16"> <text:s/></text:span><text:span text:style-name="T14">To estimate QFE:</text:span></text:p>
        </text:list-item>
      </text:list>
      <text:list text:style-name="L4">
        <text:list-item>
          <text:list>
            <text:list-item>
              <text:p text:style-name="P19">If you have the target elevation (i.e. from the map) simply wind back your altimeter to subtract that elevation from your current altitude.</text:p>
            </text:list-item>
            <text:list-item>
              <text:p text:style-name="P19">If you don't have the target elevation, calculate QFE by starting with QNH in millibars or hectopascals (ISA = 1013.25 mb or hpa). <text:s/>The altimeter is set to QNH by default. <text:s/>Then subtract 1 mb per 30 ft or 10 m. <text:s/>(Slighly more accurate: 1.1 mb per 30 ft, 1.2 mb per 10 m.)</text:p>
            </text:list-item>
          </text:list>
        </text:list-item>
      </text:list>
      <text:p text:style-name="P10"/>
      <text:p text:style-name="P7">Guns</text:p>
      <text:list text:style-name="L5">
        <text:list-item>
          <text:p text:style-name="P17">Press <text:span text:style-name="T10">CAN.S ROQ</text:span> button on armament control panel (right console forward)<text:span text:style-name="T25">.</text:span></text:p>
        </text:list-item>
        <text:list-item>
          <text:p text:style-name="P20">Press <text:span text:style-name="T10">Trigger</text:span> to fire.</text:p>
        </text:list-item>
      </text:list>
      <text:list text:style-name="L6">
        <text:list-item>
          <text:p text:style-name="P25"><text:span text:style-name="T21">Gun firing dipper switch</text:span><text:span text:style-name="T14"> sets whether engine will automatically reduce RPMs while firing to prevent stall from gas ingestion. <text:s/>Recommended to leave </text:span><text:span text:style-name="T21">ON</text:span><text:span text:style-name="T14">.</text:span></text:p>
        </text:list-item>
      </text:list>
      <text:p text:style-name="P14">Sight depression settings</text:p>
      <text:list xml:id="list2461037059" text:style-name="L7">
        <text:list-item>
          <text:p text:style-name="P26"><text:span text:style-name="T24">10 deg dive,</text:span><text:span text:style-name="T23"> 320 kts, </text:span><text:span text:style-name="T24">25</text:span><text:span text:style-name="T23">00 ft release</text:span><text:span text:style-name="T24">: 44</text:span><text:span text:style-name="T23"> mrads</text:span></text:p>
        </text:list-item>
      </text:list>
      <text:p text:style-name="P10"/>
      <text:p text:style-name="P5">Rockets</text:p>
      <text:list text:style-name="L8">
        <text:list-item>
          <text:p text:style-name="P18">Press <text:span text:style-name="T10">CAN.S ROQ</text:span> button on armament control panel (right console forward)</text:p>
        </text:list-item>
        <text:list-item>
          <text:p text:style-name="P27"><text:span text:style-name="T13">Use </text:span><text:span text:style-name="T22">BOMB/ROQ switch</text:span><text:span text:style-name="T13"> to select station:</text:span></text:p>
          <text:list>
            <text:list-item>
              <text:p text:style-name="P31"><text:span text:style-name="T20">IN</text:span><text:span text:style-name="T12"> -- Inboard stations only</text:span></text:p>
            </text:list-item>
            <text:list-item>
              <text:p text:style-name="P31"><text:span text:style-name="T20">1+2</text:span><text:span text:style-name="T12"> -- Inboard and outboard stations</text:span></text:p>
            </text:list-item>
            <text:list-item>
              <text:p text:style-name="P21"><text:span text:style-name="T10">EX</text:span> -- Outboard stations only</text:p>
            </text:list-item>
          </text:list>
        </text:list-item>
        <text:list-item>
          <text:p text:style-name="P32"><text:span text:style-name="T12">Set quantity with </text:span><text:span text:style-name="T20">salvo switch</text:span><text:span text:style-name="T12">:</text:span></text:p>
          <text:list>
            <text:list-item>
              <text:p text:style-name="P28"><text:span text:style-name="T22">SALV</text:span><text:span text:style-name="T13"> -- </text:span><text:span text:style-name="T14">Rockets will fire continuously as long as pickle is held.</text:span><text:span text:style-name="T19"> <text:s/>(Note: Must press and hold pickle button, not sure if that is intentional behavior...)</text:span></text:p>
            </text:list-item>
            <text:list-item>
              <text:p text:style-name="P28"><text:span text:style-name="T22">CPC</text:span><text:span text:style-name="T13"> -- </text:span><text:span text:style-name="T14">Rockets will fire in bursts of </text:span><text:span text:style-name="T17">6 per pod</text:span><text:span text:style-name="T14"> per pickle press.</text:span><text:span text:style-name="T18"> <text:s/>The number fired per press is set in the Mission Editor, default is 6 for F1 (36-shot) pods and 1 for F4 (18-shot) pods.</text:span></text:p>
            </text:list-item>
          </text:list>
        </text:list-item>
        <text:list-item>
          <text:p text:style-name="P21">Press <text:span text:style-name="T10">Red Button</text:span> to fire.</text:p>
        </text:list-item>
      </text:list>
      <text:p text:style-name="P13">Sight depression settings</text:p>
      <text:list text:continue-list="list2461037059" text:style-name="L7">
        <text:list-item>
          <text:p text:style-name="P26"><text:span text:style-name="T24">10 deg dive,</text:span><text:span text:style-name="T23"> 320 kts, 4000 ft release</text:span><text:span text:style-name="T24">: </text:span><text:span text:style-name="T23">56 mrads</text:span></text:p>
        </text:list-item>
      </text:list>
      <text:p text:style-name="P11"/>
      <text:p text:style-name="P8">Bombs</text:p>
      <text:list text:style-name="L9">
        <text:list-item>
          <text:p text:style-name="P22">Select bombs.</text:p>
          <text:list>
            <text:list-item>
              <text:p text:style-name="P33"><text:span text:style-name="T12">For fuselage bombs only, press </text:span><text:span text:style-name="T20">BOMB FUSE</text:span><text:span text:style-name="T12"> button on armament control panel.</text:span></text:p>
            </text:list-item>
            <text:list-item>
              <text:p text:style-name="P33"><text:span text:style-name="T12">For wing bombs only, press </text:span><text:span text:style-name="T20">BOMB VOIL</text:span><text:span text:style-name="T12"> button on armament control panel.</text:span></text:p>
            </text:list-item>
            <text:list-item>
              <text:p text:style-name="P22">For both, press both.</text:p>
            </text:list-item>
            <text:list-item>
              <text:p text:style-name="P22">If fuselage bombs are selected, they will always drop.</text:p>
            </text:list-item>
            <text:list-item>
              <text:p text:style-name="P33"><text:span text:style-name="T12">If wing bombs are selected, use </text:span><text:span text:style-name="T20">BOMB/ROQ switch</text:span><text:span text:style-name="T12"> to select station:</text:span></text:p>
              <text:list>
                <text:list-item>
                  <text:p text:style-name="P33"><text:span text:style-name="T20">IN</text:span><text:span text:style-name="T12"> -- Inboard stations only</text:span></text:p>
                </text:list-item>
                <text:list-item>
                  <text:p text:style-name="P33"><text:span text:style-name="T20">1+2</text:span><text:span text:style-name="T12"> -- Inboard and outboard stations</text:span></text:p>
                </text:list-item>
                <text:list-item>
                  <text:p text:style-name="P33"><text:span text:style-name="T20">EX</text:span><text:span text:style-name="T12"> -- Outboard stations only</text:span></text:p>
                </text:list-item>
              </text:list>
            </text:list-item>
          </text:list>
        </text:list-item>
        <text:list-item>
          <text:p text:style-name="P33"><text:span text:style-name="T12">Set fuzing with </text:span><text:span text:style-name="T20">fuzing switch</text:span><text:span text:style-name="T12">:</text:span></text:p>
          <text:list>
            <text:list-item>
              <text:p text:style-name="P33"><text:span text:style-name="T20">INERT</text:span><text:span text:style-name="T12"> -- Safe</text:span></text:p>
            </text:list-item>
            <text:list-item>
              <text:p text:style-name="P33"><text:span text:style-name="T20">RET</text:span><text:span text:style-name="T12"> -- Delay</text:span></text:p>
            </text:list-item>
            <text:list-item>
              <text:p text:style-name="P33"><text:span text:style-name="T20">INST</text:span><text:span text:style-name="T12"> -- Instant</text:span></text:p>
            </text:list-item>
          </text:list>
        </text:list-item>
        <text:list-item>
          <text:p text:style-name="P33"><text:span text:style-name="T12">Set quantity with </text:span><text:span text:style-name="T20">salvo switch</text:span><text:span text:style-name="T12">:</text:span></text:p>
          <text:list>
            <text:list-item>
              <text:p text:style-name="P33"><text:span text:style-name="T20">SALV</text:span><text:span text:style-name="T12"> -- </text:span><text:span text:style-name="T14">Bombs will drop in a continuous string as long as pickle is held.</text:span></text:p>
            </text:list-item>
            <text:list-item>
              <text:p text:style-name="P33"><text:span text:style-name="T20">CPC</text:span><text:span text:style-name="T12"> -- </text:span><text:span text:style-name="T14">Bombs will drop one per pickle press.</text:span></text:p>
            </text:list-item>
          </text:list>
        </text:list-item>
        <text:list-item>
          <text:p text:style-name="P23"><text:span text:style-name="T26">Press </text:span><text:span text:style-name="T11">Red Button</text:span><text:span text:style-name="T26"> to drop bombs.</text:span></text:p>
        </text:list-item>
      </text:list>
      <text:list text:style-name="L10">
        <text:list-item>
          <text:p text:style-name="P29"><text:span text:style-name="T14">IRL, a</text:span><text:span text:style-name="T13">irbrakes </text:span><text:span text:style-name="T14">are </text:span><text:span text:style-name="T13">not authorized to be deployed when bombs release</text:span><text:span text:style-name="T14">, but they can be used in the game.</text:span></text:p>
        </text:list-item>
      </text:list>
      <text:p text:style-name="P14">Sight depression settings</text:p>
      <text:list text:style-name="L11">
        <text:list-item>
          <text:p text:style-name="P30"><text:span text:style-name="T24">2</text:span><text:span text:style-name="T23">0 deg dive, </text:span><text:span text:style-name="T24">40</text:span><text:span text:style-name="T23">0 kts, </text:span><text:span text:style-name="T24">17</text:span><text:span text:style-name="T23">00 ft release</text:span><text:span text:style-name="T24">: 106 mrads</text:span>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2-07-27T15:15:36.165000000</dc:date>
    <meta:editing-duration>PT17H39M47S</meta:editing-duration>
    <meta:editing-cycles>68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48" meta:word-count="506" meta:character-count="2688" meta:non-whitespace-character-count="2259"/>
  </office:meta>
</office:document-meta>
</file>